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279cm" fo:min-width="7.074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e3f7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JP Regular" style:font-size-asian="18pt" style:font-name-complex="FreeSans" style:font-size-complex="18pt"/>
    </style:style>
    <style:style style:name="T1" style:family="text">
      <style:text-properties style:font-name="Liberation Sans" fo:font-size="18pt" style:letter-kerning="true" style:font-name-asian="Noto Sans CJK JP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5.29cm" svg:height="2.453cm" svg:x="1.325cm" svg:y="16.029cm">
            <text:p text:style-name="P1">Infrastructu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7.574cm" svg:height="4.529cm" svg:x="1.364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.364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5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.364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3.581cm" svg:height="2.29cm" svg:x="5.369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" draw:text-style-name="P3" draw:layer="layout" svg:width="7.574cm" svg:height="4.529cm" svg:x="10.165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0.165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0.165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14.165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0.165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3.581cm" svg:height="2.29cm" svg:x="14.17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" draw:text-style-name="P3" draw:layer="layout" svg:width="7.574cm" svg:height="4.529cm" svg:x="18.963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8.963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8.963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22.963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8.963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5" draw:layer="layout" svg:width="3.581cm" svg:height="2.29cm" svg:x="22.968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7:23.062801125</dc:date>
    <meta:editing-duration>PT28M59S</meta:editing-duration>
    <meta:editing-cycles>12</meta:editing-cycles>
    <meta:generator>LibreOffice/5.3.3.2$Linux_X86_64 LibreOffice_project/30m0$Build-2</meta:generator>
    <meta:document-statistic meta:object-count="29"/>
  </office:meta>
</office:document-meta>
</file>